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Analytics – Lab Instruction 0</text:p>
      <text:p text:style-name="P1"/>
      <text:p text:style-name="Standard"><text:span text:style-name="T1">The purpose of this lab session is to get familiar with programming in R or Python.</text:span></text:p>
      <text:p text:style-name="Standard"><text:bookmark text:name="_GoBack"/></text:p>
      <text:p text:style-name="Standard">Using either R or Python, answer the following questions.</text:p>
      <text:p text:style-name="Standard"/>
      <text:list xml:id="list4221063688" text:style-name="WWNum1">
        <text:list-item>
          <text:p text:style-name="P3">Choosing two random integers, what would be the probability that they are coprime (mutually prime)?</text:p>
        </text:list-item>
      </text:list>
      <text:p text:style-name="List_20_Paragraph"/>
      <text:list xml:id="list110939951658926" text:continue-numbering="true" text:style-name="WWNum1">
        <text:list-item>
          <text:p text:style-name="P3">If John and Mary arrive to a venue randomly between 8:00-9:00am, what would be the probability that the one who arrives first wait of the second person less than 20 minutes? <text:s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E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Admin</dc:creator>
    <meta:editing-cycles>2</meta:editing-cycles>
    <meta:creation-date>2019-09-11T06:02:00</meta:creation-date>
    <dc:date>2019-09-11T06:16:00</dc:date>
    <meta:editing-duration>PT14M</meta:editing-duration>
    <meta:generator>LibreOffice/6.0.7.3$Linux_X86_64 LibreOffice_project/00m0$Build-3</meta:generator>
    <meta:document-statistic meta:table-count="0" meta:image-count="0" meta:object-count="0" meta:page-count="1" meta:paragraph-count="5" meta:word-count="78" meta:character-count="452" meta:non-whitespace-character-count="3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